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16.11pt"/>
    </style:style>
    <style:style style:name="co4" style:family="table-column">
      <style:table-column-properties fo:break-before="auto" style:column-width="8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f819e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9211e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80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#ip 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 5 16 5</text:p>
          </table:table-cell>
          <table:table-cell table:style-name="ce6" office:value-type="string" calcext:value-type="string">
            <text:p>GOTO 1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eti 1 9 1</text:p>
          </table:table-cell>
          <table:table-cell office:value-type="string" calcext:value-type="string">
            <text:p>R1 = 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ti 1 5 4</text:p>
          </table:table-cell>
          <table:table-cell office:value-type="string" calcext:value-type="string">
            <text:p>R4 = 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ulr 1 4 3</text:p>
          </table:table-cell>
          <table:table-cell office:value-type="string" calcext:value-type="string">
            <text:p>R3 = r4 * r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eqrr 3 2 3</text:p>
          </table:table-cell>
          <table:table-cell office:value-type="string" calcext:value-type="string">
            <text:p>if r3 == r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always increa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r 3 5 5</text:p>
          </table:table-cell>
          <table:table-cell table:style-name="ce4" office:value-type="string" calcext:value-type="string">
            <text:p>then GOTO 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i 5 1 5</text:p>
          </table:table-cell>
          <table:table-cell table:style-name="ce4" office:value-type="string" calcext:value-type="string">
            <text:p>else GOTO 8</text:p>
          </table:table-cell>
          <table:table-cell table:number-columns-repeated="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addr 1 0 0</text:p>
          </table:table-cell>
          <table:table-cell office:value-type="string" calcext:value-type="string">
            <text:p>R0 = r1 + r0</text:p>
          </table:table-cell>
          <table:table-cell table:number-columns-repeated="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ddi 4 1 4</text:p>
          </table:table-cell>
          <table:table-cell table:style-name="ce11" office:value-type="string" calcext:value-type="string">
            <text:p>R4 = r4 + 1</text:p>
          </table:table-cell>
          <table:table-cell office:value-type="string" calcext:value-type="string">
            <text:p>increment r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trr 4 2 3</text:p>
          </table:table-cell>
          <table:table-cell office:value-type="string" calcext:value-type="string">
            <text:p>if r4 &gt; r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r 5 3 5</text:p>
          </table:table-cell>
          <table:table-cell table:style-name="ce3" office:value-type="string" calcext:value-type="string">
            <text:p>then GOTO 1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ti 2 4 5</text:p>
          </table:table-cell>
          <table:table-cell table:style-name="ce3" office:value-type="string" calcext:value-type="string">
            <text:p>else GOTO 3</text:p>
          </table:table-cell>
          <table:table-cell table:number-columns-repeated="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addi 1 1 1</text:p>
          </table:table-cell>
          <table:table-cell table:style-name="ce11" office:value-type="string" calcext:value-type="string">
            <text:p>R1 = r1 + 1</text:p>
          </table:table-cell>
          <table:table-cell office:value-type="string" calcext:value-type="string">
            <text:p>increment r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rr 1 2 3</text:p>
          </table:table-cell>
          <table:table-cell office:value-type="string" calcext:value-type="string">
            <text:p>if r1 &gt; r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 3 5 5</text:p>
          </table:table-cell>
          <table:table-cell table:style-name="ce5" office:value-type="string" calcext:value-type="string">
            <text:p>then GOTO 1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ti 1 9 5</text:p>
          </table:table-cell>
          <table:table-cell table:style-name="ce2" office:value-type="string" calcext:value-type="string">
            <text:p>else GOTO 2</text:p>
          </table:table-cell>
          <table:table-cell table:number-columns-repeated="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ulr 5 5 5</text:p>
          </table:table-cell>
          <table:table-cell table:style-name="ce12" office:value-type="string" calcext:value-type="string">
            <text:p>EX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addi 2 2 2</text:p>
          </table:table-cell>
          <table:table-cell office:value-type="string" calcext:value-type="string">
            <text:p>R2 = r2 + 2</text:p>
          </table:table-cell>
          <table:table-cell table:formula="of:=[.D22]+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r 2 2 2</text:p>
          </table:table-cell>
          <table:table-cell office:value-type="string" calcext:value-type="string">
            <text:p>R2 = r2 * r2</text:p>
          </table:table-cell>
          <table:table-cell table:formula="of:=[.D23]*[.D2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r 5 2 2</text:p>
          </table:table-cell>
          <table:table-cell office:value-type="string" calcext:value-type="string">
            <text:p>R2 = 19 * r2</text:p>
          </table:table-cell>
          <table:table-cell table:formula="of:=[.D24]*19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i 2 11 2</text:p>
          </table:table-cell>
          <table:table-cell office:value-type="string" calcext:value-type="string">
            <text:p>R2 = r2 * 11</text:p>
          </table:table-cell>
          <table:table-cell table:formula="of:=[.D25]*11"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i 3 8 3</text:p>
          </table:table-cell>
          <table:table-cell office:value-type="string" calcext:value-type="string">
            <text:p>R3 = r3 + 8</text:p>
          </table:table-cell>
          <table:table-cell/>
          <table:table-cell table:formula="of:=[.E22]+8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ulr 3 5 3</text:p>
          </table:table-cell>
          <table:table-cell office:value-type="string" calcext:value-type="string">
            <text:p>R3 = r3 * 22</text:p>
          </table:table-cell>
          <table:table-cell/>
          <table:table-cell table:formula="of:=[.E27]*22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i 3 16 3</text:p>
          </table:table-cell>
          <table:table-cell office:value-type="string" calcext:value-type="string">
            <text:p>R3 = r3 + 16</text:p>
          </table:table-cell>
          <table:table-cell/>
          <table:table-cell table:formula="of:=[.E28]+16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r 2 3 2</text:p>
          </table:table-cell>
          <table:table-cell office:value-type="string" calcext:value-type="string">
            <text:p>R2 = r2 + r3</text:p>
          </table:table-cell>
          <table:table-cell table:formula="of:=[.D26]+[.E29]"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dr 5 0 5</text:p>
          </table:table-cell>
          <table:table-cell/>
          <table:table-cell table:style-name="ce7" office:value-type="string" calcext:value-type="string">
            <text:p>GOTO 26</text:p>
          </table:table-cell>
          <table:table-cell table:style-name="ce14" office:value-type="string" calcext:value-type="string">
            <text:p>GOTO 27</text:p>
          </table:table-cell>
          <table:table-cell table:number-columns-repeated="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seti 0 7 5</text:p>
          </table:table-cell>
          <table:table-cell table:style-name="ce1" office:value-type="string" calcext:value-type="string">
            <text:p>GOTO 1</text:p>
          </table:table-cell>
          <table:table-cell table:number-columns-repeated="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setr 5 3 3</text:p>
          </table:table-cell>
          <table:table-cell office:value-type="string" calcext:value-type="string">
            <text:p>R3 = 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ulr 3 5 3</text:p>
          </table:table-cell>
          <table:table-cell office:value-type="string" calcext:value-type="string">
            <text:p>R3 = r3 * 28</text:p>
          </table:table-cell>
          <table:table-cell/>
          <table:table-cell table:formula="of:=[.E33]*28"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 5 3 3</text:p>
          </table:table-cell>
          <table:table-cell office:value-type="string" calcext:value-type="string">
            <text:p>R3 = r3 + 29</text:p>
          </table:table-cell>
          <table:table-cell/>
          <table:table-cell table:formula="of:=[.E34]+29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ulr 5 3 3</text:p>
          </table:table-cell>
          <table:table-cell office:value-type="string" calcext:value-type="string">
            <text:p>R3 = r3 * 30</text:p>
          </table:table-cell>
          <table:table-cell/>
          <table:table-cell table:formula="of:=[.E35]*30" office:value-type="float" office:value="23550" calcext:value-type="float">
            <text:p>2355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li 3 14 3</text:p>
          </table:table-cell>
          <table:table-cell office:value-type="string" calcext:value-type="string">
            <text:p>R3 = r3 * 14</text:p>
          </table:table-cell>
          <table:table-cell/>
          <table:table-cell table:formula="of:=[.E36]*14" office:value-type="float" office:value="329700" calcext:value-type="float">
            <text:p>329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ulr 3 5 3</text:p>
          </table:table-cell>
          <table:table-cell office:value-type="string" calcext:value-type="string">
            <text:p>R3 = r3 * 32</text:p>
          </table:table-cell>
          <table:table-cell/>
          <table:table-cell table:formula="of:=[.E37]*32" office:value-type="float" office:value="10550400" calcext:value-type="float">
            <text:p>105504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dr 2 3 2</text:p>
          </table:table-cell>
          <table:table-cell office:value-type="string" calcext:value-type="string">
            <text:p>R2 = r3 + r2</text:p>
          </table:table-cell>
          <table:table-cell table:formula="of:=[.E38]+[.D30]" office:value-type="float" office:value="10551428" calcext:value-type="float">
            <text:p>10551428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ti 0 1 0</text:p>
          </table:table-cell>
          <table:table-cell office:value-type="string" calcext:value-type="string">
            <text:p>R0 = 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ti 0 6 5</text:p>
          </table:table-cell>
          <table:table-cell table:style-name="ce1" office:value-type="string" calcext:value-type="string">
            <text:p>GOTO 1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268" calcext:value-type="float">
            <text:p>268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13" office:value-type="string" calcext:value-type="string">
            <text:p>1, 5, 79, 395, 26711, 133555, 2110169</text:p>
          </table:table-cell>
          <table:table-cell table:number-columns-repeated="6"/>
          <table:table-cell office:value-type="float" office:value="39371" calcext:value-type="float">
            <text:p>3937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78742" calcext:value-type="float">
            <text:p>7874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157484" calcext:value-type="float">
            <text:p>15748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2637857" calcext:value-type="float">
            <text:p>263785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5275714" calcext:value-type="float">
            <text:p>52757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1, 5, 79, 395, 26711, 133555, 2110169</text:p>
          </table:table-cell>
          <table:table-cell table:number-columns-repeated="6"/>
          <table:table-cell office:value-type="float" office:value="10551428" calcext:value-type="float">
            <text:p>1055142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number-columns-repeated="6"/>
          <table:table-cell table:style-name="ce15" table:formula="of:=SUM([.J47:.J58])" office:value-type="float" office:value="18741072" calcext:value-type="float">
            <text:p>1874107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395" calcext:value-type="float">
            <text:p>39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float" office:value="26711" calcext:value-type="float">
            <text:p>2671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float" office:value="133555" calcext:value-type="float">
            <text:p>13355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float" office:value="2110169" calcext:value-type="float">
            <text:p>211016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ce13" office:value-type="float" office:value="10550845" calcext:value-type="float">
            <text:p>1055084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formula="of:=SUM([.C59:.C66])" office:value-type="float" office:value="12821760" calcext:value-type="float">
            <text:p>1282176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01:22.180409552</meta:creation-date>
    <dc:date>2018-12-20T18:52:21.794196101</dc:date>
    <meta:editing-duration>PT1H35M5S</meta:editing-duration>
    <meta:editing-cycles>1</meta:editing-cycles>
    <meta:document-statistic meta:table-count="1" meta:cell-count="166" meta:object-count="0"/>
    <meta:generator>LibreOffice/6.1.2.1$Linux_X86_64 LibreOffice_project/10$Build-1</meta:generator>
  </office:meta>
</office:document-meta>
</file>